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1.726cm"/>
    </style:style>
    <style:style style:name="co3" style:family="table-column">
      <style:table-column-properties fo:break-before="auto" style:column-width="10.72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7.673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1" fo:font-size="9.5pt" fo:language="en" fo:country="US" style:font-name-asian="Consolas1" style:font-size-asian="9.5pt" style:language-asian="en" style:country-asian="US" style:font-name-complex="Consolas1" style:font-size-complex="9.5pt" style:language-complex="en" style:country-complex="US"/>
    </style:style>
    <style:style style:name="ce16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33" style:family="table-cell" style:parent-style-name="Default">
      <style:table-cell-properties fo:background-color="#729fcf" style:vertical-align="to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.899cm" svg:height="1.386cm" svg:x="28.571cm" svg:y="0cm" draw:caption-point-x="-0.61cm" draw:caption-point-y="0.01c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Remind</text:p>
          </table:table-cell>
          <table:table-cell table:style-name="ce2" office:value-type="string" calcext:value-type="string">
            <text:p>!!!!!!!!!!!!!!!!!!!!!!!!!!!!!!!!!!!!!!!!!!!!!!!!!!!!!!!!!!!!!!!!!!!!!!!!!!!!!!!!!!!!!!!!!!!!!!!</text:p>
          </table:table-cell>
          <table:table-cell table:style-name="ce2" office:value-type="string" calcext:value-type="string">
            <text:p>!!!!!!!!!!!!!!!!!!!!!!!!!!!!!!!!!!!!!!!!!!!!!!!!!!!!!!!!!!!!!!!!!!!!!!!!!!!!!!!!!!!!!!</text:p>
          </table:table-cell>
          <table:table-cell table:style-name="ce20" office:value-type="string" calcext:value-type="string">
            <text:p>Ctrl+Alt+&lt;Char|Digit&gt; must not be used on Windows, see <text:a xlink:href="https://en.wikipediy.org/wiki/AltGr_key" xlink:type="simple">https://en.wikipediy.org/wiki/AltGr_key</text:a> and YAT FR #359 !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Clear</text:p>
          </table:table-cell>
          <table:table-cell table:style-name="ce10"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Refresh</text:p>
          </table:table-cell>
          <table:table-cell table:style-name="ce10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Ctrl+Alt shortcut OK for ESC</text:p>
            <text:p>But ESC is not available for std shortcut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F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N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P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<text:span text:style-name="T2">toolStripButton_MainTool_Find</text:span>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toolStripButton_MainTool_Find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toolStripButton_MainTool_Find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toolStripButton_MainTool_Find_All</text:p>
          </table:table-cell>
          <table:table-cell table:style-name="ce10"/>
          <table:table-cell office:value-type="string" calcext:value-type="string">
            <text:p>Alt+A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1018"/>
        </table:table-row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toolStripButton_MainTool_AutoAction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toolStripButton_MainTool_AutoAction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toolStripButton_MainTool_AutoAction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toolStripButton_MainTool_AutoAction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toolStripButton_MainTool_AutoResponse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<text:span text:style-name="T3">Ctrl+</text:span>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<text:span text:style-name="T3">Ctrl+</text:span>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<text:span text:style-name="T3">Ctrl+</text:span>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<text:span text:style-name="T3">Ctrl+</text:span>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<text:span text:style-name="T3">Ctrl+</text:span>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<text:span text:style-name="T3">Ctrl+</text:span>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<text:span text:style-name="T3">Ctrl+</text:span>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ProcessCmdKey</text:p>
          </table:table-cell>
          <table:table-cell table:style-name="ce10" office:value-type="string" calcext:value-type="string">
            <text:p>CopyPredefined(1)</text:p>
          </table:table-cell>
          <table:table-cell office:value-type="string" calcext:value-type="string">
            <text:p><text:span text:style-name="T3">Ctrl+</text:span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2)</text:p>
          </table:table-cell>
          <table:table-cell office:value-type="string" calcext:value-type="string">
            <text:p><text:span text:style-name="T3">Ctrl+</text:span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3)</text:p>
          </table:table-cell>
          <table:table-cell office:value-type="string" calcext:value-type="string">
            <text:p><text:span text:style-name="T3">Ctrl+</text:span>Shift+F3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4)</text:p>
          </table:table-cell>
          <table:table-cell office:value-type="string" calcext:value-type="string">
            <text:p><text:span text:style-name="T3">Ctrl+</text:span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5)</text:p>
          </table:table-cell>
          <table:table-cell office:value-type="string" calcext:value-type="string">
            <text:p><text:span text:style-name="T3">Ctrl+</text:span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6)</text:p>
          </table:table-cell>
          <table:table-cell office:value-type="string" calcext:value-type="string">
            <text:p><text:span text:style-name="T3">Ctrl+</text:span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7)</text:p>
          </table:table-cell>
          <table:table-cell office:value-type="string" calcext:value-type="string">
            <text:p><text:span text:style-name="T3">Ctrl+</text:span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8)</text:p>
          </table:table-cell>
          <table:table-cell office:value-type="string" calcext:value-type="string">
            <text:p><text:span text:style-name="T3">Ctrl+</text:span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9)</text:p>
          </table:table-cell>
          <table:table-cell office:value-type="string" calcext:value-type="string">
            <text:p><text:span text:style-name="T3">Ctrl+</text:span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0)</text:p>
          </table:table-cell>
          <table:table-cell office:value-type="string" calcext:value-type="string">
            <text:p><text:span text:style-name="T3">Ctrl+</text:span>Shift+F1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1)</text:p>
          </table:table-cell>
          <table:table-cell office:value-type="string" calcext:value-type="string">
            <text:p><text:span text:style-name="T3">Ctrl+</text:span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2)</text:p>
          </table:table-cell>
          <table:table-cell office:value-type="string" calcext:value-type="string">
            <text:p><text:span text:style-name="T3">Ctrl+</text:span>Shift+F1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Alt+Shift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Receive_AutoAution_Deactivate</text:p>
          </table:table-cell>
          <table:table-cell table:style-name="ce10"/>
          <table:table-cell office:value-type="string" calcext:value-type="string">
            <text:p>Alt+Shift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102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the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/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/>
          <table:table-cell table:style-name="ce29" office:value-type="string" calcext:value-type="string">
            <text:p>Display the preview panel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1020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onsolas1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16:04:18.8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28T11:59:38.828000000</meta:creation-date>
    <dc:date>2021-03-22T16:08:09.728000000</dc:date>
    <meta:editing-duration>PT8H5M35S</meta:editing-duration>
    <meta:editing-cycles>62</meta:editing-cycles>
    <meta:generator>LibreOffice/6.4.7.2$Windows_X86_64 LibreOffice_project/639b8ac485750d5696d7590a72ef1b496725cfb5</meta:generator>
    <meta:document-statistic meta:table-count="1" meta:cell-count="491" meta:object-count="0"/>
  </office:meta>
</office:document-meta>
</file>